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mazon Ember" svg:font-family="'Amazon Ember', Arial, sans-serif"/>
    <style:font-face style:name="Lato" svg:font-family="Lato, Arial, Helvetica, sans-serif"/>
    <style:font-face style:name="Roboto" svg:font-family="Roboto, arial, sans-serif"/>
    <style:font-face style:name="arial" svg:font-family="arial, sans-serif"/>
    <style:font-face style:name="FreeSans1" svg:font-family="FreeSans" style:font-family-generic="swiss"/>
    <style:font-face style:name="AR PL UKai CN" svg:font-family="'AR PL UKai CN'" style:font-pitch="variable"/>
    <style:font-face style:name="AR PL UKai TW" svg:font-family="'AR PL UKai TW'" style:font-pitch="variable"/>
    <style:font-face style:name="AR PL UMing CN" svg:font-family="'AR PL UMing CN'" style:font-pitch="variable"/>
    <style:font-face style:name="Ubuntu" svg:font-family="Ubuntu" style:font-pitch="variable"/>
    <style:font-face style:name="宋体" svg:font-family="宋体" style:font-pitch="variable"/>
    <style:font-face style:name="黑体" svg:font-family="黑体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style:text-autospace="none"/>
      <style:text-properties style:font-name="黑体" fo:font-size="10.5pt" officeooo:paragraph-rsid="0004f211" style:font-name-asian="黑体" style:font-size-asian="10.5pt" style:font-name-complex="宋体" style:font-size-complex="10.5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AR PL UKai CN" fo:font-size="12pt" officeooo:rsid="0004f211" officeooo:paragraph-rsid="0004f211" style:font-name-asian="AR PL UKai CN" style:font-size-asian="12pt" style:font-size-complex="12pt"/>
    </style:style>
    <style:style style:name="P3" style:family="paragraph" style:parent-style-name="Standard">
      <style:text-properties style:font-name="AR PL UKai CN" fo:font-size="12pt" officeooo:rsid="0004f211" officeooo:paragraph-rsid="0004f211" style:font-name-asian="AR PL UKai CN" style:font-size-asian="12pt" style:font-size-complex="12pt"/>
    </style:style>
    <style:style style:name="P4" style:family="paragraph" style:parent-style-name="Standard">
      <style:text-properties style:font-name="AR PL UKai CN" fo:font-size="12pt" officeooo:paragraph-rsid="0004f211" style:font-name-asian="AR PL UKai CN" style:font-size-asian="12pt" style:font-size-complex="12pt"/>
    </style:style>
    <style:style style:name="P5" style:family="paragraph" style:parent-style-name="Standard">
      <style:paragraph-properties fo:text-align="start" style:justify-single-word="false" style:text-autospace="none"/>
      <style:text-properties style:font-name="AR PL UKai CN" fo:font-size="12pt" officeooo:paragraph-rsid="0006b697" style:font-name-asian="AR PL UKai CN" style:font-size-asian="12pt" style:font-size-complex="12pt"/>
    </style:style>
    <style:style style:name="P6" style:family="paragraph" style:parent-style-name="Standard">
      <style:paragraph-properties fo:text-align="start" style:justify-single-word="false" style:text-autospace="none"/>
      <style:text-properties style:font-name="AR PL UKai CN" fo:font-size="12pt" officeooo:paragraph-rsid="0004f211" style:font-name-asian="AR PL UKai CN" style:font-size-asian="12pt" style:font-name-complex="宋体" style:font-size-complex="12pt" style:font-weight-complex="bold"/>
    </style:style>
    <style:style style:name="P7" style:family="paragraph" style:parent-style-name="Standard">
      <style:paragraph-properties fo:text-align="center" style:justify-single-word="false" style:text-autospace="none"/>
      <style:text-properties style:font-name="AR PL UKai CN" fo:font-size="12pt" officeooo:rsid="0006b697" officeooo:paragraph-rsid="0006b697" style:font-name-asian="AR PL UKai CN" style:font-size-asian="12pt" style:font-name-complex="宋体" style:font-size-complex="12pt" style:font-weight-complex="bold"/>
    </style:style>
    <style:style style:name="P8" style:family="paragraph" style:parent-style-name="Standard">
      <style:paragraph-properties fo:text-align="start" style:justify-single-word="false" style:text-autospace="none"/>
      <style:text-properties style:font-name="AR PL UKai CN" fo:font-size="12pt" officeooo:rsid="0006b697" officeooo:paragraph-rsid="0006b697" style:font-name-asian="AR PL UKai CN" style:font-size-asian="12pt" style:font-name-complex="宋体" style:font-size-complex="12pt" style:font-weight-complex="bold"/>
    </style:style>
    <style:style style:name="P9" style:family="paragraph" style:parent-style-name="Standard">
      <style:paragraph-properties fo:text-align="start" style:justify-single-word="false" style:text-autospace="none"/>
      <style:text-properties style:font-name="AR PL UKai CN" fo:font-size="12pt" officeooo:rsid="0006b697" officeooo:paragraph-rsid="00077715" style:font-name-asian="AR PL UKai CN" style:font-size-asian="12pt" style:font-name-complex="宋体" style:font-size-complex="12pt" style:font-weight-complex="bold"/>
    </style:style>
    <style:style style:name="P10" style:family="paragraph" style:parent-style-name="Text_20_body">
      <style:text-properties style:font-name="AR PL UKai CN" fo:font-size="12pt" style:font-name-asian="AR PL UKai CN" style:font-size-asian="12pt" style:font-size-complex="12pt"/>
    </style:style>
    <style:style style:name="T1" style:family="text">
      <style:text-properties officeooo:rsid="0004f211"/>
    </style:style>
    <style:style style:name="T2" style:family="text">
      <style:text-properties fo:font-variant="normal" fo:text-transform="none" fo:color="#111111" style:font-name="Amazon Ember" fo:font-size="15.75pt" fo:letter-spacing="normal" fo:font-style="normal" fo:font-weight="normal"/>
    </style:style>
    <style:style style:name="T3" style:family="text">
      <style:text-properties fo:font-variant="normal" fo:text-transform="none" fo:color="#111111" fo:font-size="15.75pt" fo:letter-spacing="normal" fo:font-style="normal" fo:font-weight="normal"/>
    </style:style>
    <style:style style:name="T4" style:family="text">
      <style:text-properties fo:font-variant="normal" fo:text-transform="none" fo:color="#111111" fo:letter-spacing="normal" fo:font-style="normal" fo:font-weight="normal"/>
    </style:style>
    <style:style style:name="T5" style:family="text">
      <style:text-properties fo:font-variant="normal" fo:text-transform="none" fo:color="#545454" fo:letter-spacing="normal" style:font-name-asian="Roboto" style:font-size-asian="12pt" style:font-style-asian="normal" style:font-weight-asian="normal"/>
    </style:style>
    <style:style style:name="T6" style:family="text">
      <style:text-properties fo:font-variant="normal" fo:text-transform="none" fo:color="#545454" fo:letter-spacing="normal" officeooo:rsid="0006b697" style:font-name-asian="Roboto" style:font-size-asian="12pt" style:font-style-asian="normal" style:font-weight-asian="normal"/>
    </style:style>
    <style:style style:name="T7" style:family="text">
      <style:text-properties fo:font-variant="normal" fo:text-transform="none" fo:color="#545454" fo:letter-spacing="normal" style:font-size-asian="12pt" style:font-style-asian="normal" style:font-weight-asian="normal"/>
    </style:style>
    <style:style style:name="T8" style:family="text">
      <style:text-properties fo:font-variant="normal" fo:text-transform="none" fo:color="#545454" fo:letter-spacing="normal" officeooo:rsid="0006b697" style:font-size-asian="12pt" style:font-style-asian="normal" style:font-weight-asian="normal"/>
    </style:style>
    <style:style style:name="T9" style:family="text">
      <style:text-properties fo:font-variant="normal" fo:text-transform="none" fo:color="#545454" fo:letter-spacing="normal" style:font-style-asian="normal" style:font-weight-asian="normal"/>
    </style:style>
    <style:style style:name="T10" style:family="text">
      <style:text-properties fo:font-variant="normal" fo:text-transform="none" fo:color="#545454" fo:letter-spacing="normal" officeooo:rsid="0006b697" style:font-style-asian="normal" style:font-weight-asian="normal"/>
    </style:style>
    <style:style style:name="T11" style:family="text">
      <style:text-properties fo:font-variant="normal" fo:text-transform="none" fo:color="#333333" fo:letter-spacing="normal" style:font-name-asian="arial" style:font-size-asian="10.5pt" style:font-style-asian="normal" style:font-weight-asian="normal"/>
    </style:style>
    <style:style style:name="T12" style:family="text">
      <style:text-properties fo:font-variant="normal" fo:text-transform="none" fo:color="#333333" fo:letter-spacing="normal" officeooo:rsid="0006b697" style:font-name-asian="arial" style:font-size-asian="10.5pt" style:font-style-asian="normal" style:font-weight-asian="normal"/>
    </style:style>
    <style:style style:name="T13" style:family="text">
      <style:text-properties fo:font-variant="normal" fo:text-transform="none" fo:color="#333333" fo:letter-spacing="normal" style:font-size-asian="10.5pt" style:font-style-asian="normal" style:font-weight-asian="normal"/>
    </style:style>
    <style:style style:name="T14" style:family="text">
      <style:text-properties fo:font-variant="normal" fo:text-transform="none" fo:color="#333333" fo:letter-spacing="normal" officeooo:rsid="0006b697" style:font-size-asian="10.5pt" style:font-style-asian="normal" style:font-weight-asian="normal"/>
    </style:style>
    <style:style style:name="T15" style:family="text">
      <style:text-properties fo:font-variant="normal" fo:text-transform="none" fo:color="#333333" fo:letter-spacing="normal" style:font-style-asian="normal" style:font-weight-asian="normal"/>
    </style:style>
    <style:style style:name="T16" style:family="text">
      <style:text-properties fo:font-variant="normal" fo:text-transform="none" fo:color="#333333" fo:letter-spacing="normal" officeooo:rsid="0006b697" style:font-style-asian="normal" style:font-weight-asian="normal"/>
    </style:style>
    <style:style style:name="T17" style:family="text">
      <style:text-properties fo:font-variant="normal" fo:text-transform="none" fo:color="#333333" fo:letter-spacing="normal" fo:font-style="normal" fo:font-weight="normal"/>
    </style:style>
    <style:style style:name="T18" style:family="text">
      <style:text-properties fo:font-variant="normal" fo:text-transform="none" fo:color="#333333" style:font-name="arial" fo:font-size="10.5pt" fo:letter-spacing="normal" fo:font-style="normal" fo:font-weight="normal"/>
    </style:style>
    <style:style style:name="T19" style:family="text">
      <style:text-properties fo:font-variant="normal" fo:text-transform="none" fo:color="#333333" fo:font-size="10.5pt" fo:letter-spacing="normal" fo:font-style="normal" fo:font-weight="normal"/>
    </style:style>
    <style:style style:name="T20" style:family="text">
      <style:text-properties fo:color="#414141" style:font-name="Lato" fo:font-size="24pt" fo:font-weight="normal"/>
    </style:style>
    <style:style style:name="T21" style:family="text">
      <style:text-properties fo:color="#414141" fo:font-size="24pt" fo:font-weight="normal"/>
    </style:style>
    <style:style style:name="T22" style:family="text">
      <style:text-properties fo:color="#414141" fo:font-weight="normal"/>
    </style:style>
    <style:style style:name="T23" style:family="text">
      <style:text-properties style:font-name="黑体" fo:font-size="10.5pt" officeooo:rsid="0006b697" style:font-name-asian="黑体" style:font-size-asian="10.5pt" style:font-name-complex="宋体" style:font-size-complex="10.5pt" style:font-weight-complex="bold"/>
    </style:style>
    <style:style style:name="T24" style:family="text">
      <style:text-properties style:font-name="黑体" fo:font-size="10.5pt" officeooo:rsid="0006b697" style:font-name-complex="宋体" style:font-size-complex="10.5pt" style:font-weight-complex="bold"/>
    </style:style>
    <style:style style:name="T25" style:family="text">
      <style:text-properties fo:font-size="10.5pt" officeooo:rsid="0006b697" style:font-name-complex="宋体" style:font-size-complex="10.5pt" style:font-weight-complex="bold"/>
    </style:style>
    <style:style style:name="T26" style:family="text">
      <style:text-properties fo:font-size="10.5pt" officeooo:rsid="0006b697" style:font-size-asian="10.5pt" style:font-name-complex="宋体" style:font-size-complex="10.5pt" style:font-weight-complex="bold"/>
    </style:style>
    <style:style style:name="T27" style:family="text">
      <style:text-properties style:font-name="Ubuntu" style:font-name-asian="Ubuntu"/>
    </style:style>
    <style:style style:name="T28" style:family="text">
      <style:text-properties style:font-name="Ubuntu" officeooo:rsid="0004f211" style:font-name-asian="Ubuntu"/>
    </style:style>
    <style:style style:name="T29" style:family="text">
      <style:text-properties style:font-name="AR PL UKai CN" style:font-name-asian="AR PL UKai CN"/>
    </style:style>
    <style:style style:name="T30" style:family="text">
      <style:text-properties style:font-name="AR PL UKai CN" officeooo:rsid="0004f211" style:font-name-asian="AR PL UKai CN"/>
    </style:style>
    <style:style style:name="T31" style:family="text">
      <style:text-properties style:font-name="AR PL UKai CN" fo:font-size="12pt" style:font-name-asian="AR PL UKai CN" style:font-size-asian="12pt" style:font-size-complex="12pt"/>
    </style:style>
    <style:style style:name="T32" style:family="text">
      <style:text-properties style:font-name="AR PL UKai CN" fo:font-size="12pt" officeooo:rsid="0004f211" style:font-name-asian="AR PL UKai CN" style:font-size-asian="12pt" style:font-size-complex="12pt"/>
    </style:style>
    <style:style style:name="T33" style:family="text">
      <style:text-properties officeooo:rsid="0006b697" style:font-name-complex="宋体" style:font-weight-complex="bold"/>
    </style:style>
    <style:style style:name="T34" style:family="text">
      <style:text-properties fo:font-size="12pt" style:font-size-asian="12pt" style:font-size-complex="12pt"/>
    </style:style>
    <style:style style:name="T35" style:family="text">
      <style:text-properties fo:font-size="12pt" officeooo:rsid="0004f211" style:font-size-asian="12pt" style:font-size-complex="12pt"/>
    </style:style>
    <style:style style:name="T36" style:family="text">
      <style:text-properties style:font-name="AR PL UKai TW" fo:font-size="12pt" style:font-name-asian="AR PL UKai TW" style:font-size-asian="12pt" style:font-size-complex="12pt"/>
    </style:style>
    <style:style style:name="T37" style:family="text">
      <style:text-properties style:font-name="AR PL UKai TW" fo:font-size="12pt" officeooo:rsid="0004f211" style:font-name-asian="AR PL UKai TW" style:font-size-asian="12pt" style:font-size-complex="12pt"/>
    </style:style>
    <style:style style:name="T38" style:family="text">
      <style:text-properties style:font-name="AR PL UMing CN" fo:font-size="12pt" style:font-name-asian="AR PL UMing CN" style:font-size-asian="12pt" style:font-size-complex="12pt"/>
    </style:style>
    <style:style style:name="T39" style:family="text">
      <style:text-properties style:font-name="AR PL UMing CN" fo:font-size="12pt" officeooo:rsid="0004f211" style:font-name-asian="AR PL UMing CN" style:font-size-asian="12pt" style:font-size-complex="12pt"/>
    </style:style>
    <style:style style:name="T40" style:family="text">
      <style:text-properties officeooo:rsid="0007771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设备</text:p>
      <text:p text:style-name="P3">设备名称:　单价１０万元以下购置设备</text:p>
      <text:p text:style-name="P3">设备分类：A</text:p>
      <text:p text:style-name="P3">单价: 50400元/件</text:p>
      <text:p text:style-name="P3">数量: 2 </text:p>
      <text:p text:style-name="P3">金额:100800元</text:p>
      <text:p text:style-name="P3">设备类别：计算机图形处理器</text:p>
      <text:p text:style-name="P4"><text:span text:style-name="T1">购置设备型号：　</text:span><text:bookmark text:name="title"/><text:bookmark text:name="productTitle"/><text:span text:style-name="T4">NVIDIA 900-2G610-0000-000 TESLA P40 </text:span></text:p>
      <text:p text:style-name="P3"/>
      <text:p text:style-name="P6">购置设备生产<text:span text:style-name="T1">国别与地区：美国加州</text:span></text:p>
      <text:p text:style-name="P6">主要性能技术指标:浮点计算能力</text:p>
      <text:p text:style-name="P6">用途与研究任务的关系<text:span text:style-name="T1">：图形处理器(GPU) 能够极大的提升并行计算的速度, 对于我们训练海量医疗影象数据, 建立深度学习网络模型具有极大的意义.</text:span></text:p>
      <text:p text:style-name="P6">资金来源:专项经费</text:p>
      <text:p text:style-name="P1"><text:span text:style-name="T31">计算依据: 亚马逊官方网站价格:</text:span><text:a xlink:type="simple" xlink:href="https://www.amazon.com/NVIDIA-900-2G610-0000-000-TESLA-PASSIVE-COOLING/dp/B073SLRQLN/ref=sr_1_10?ie=UTF8&amp;qid=1519264524&amp;sr=8-10&amp;keywords=tesla+nvidia"><text:span text:style-name="T32">https://www.amazon.com/NVIDIA-900-2G610-0000-000-TESLA-PASSIVE-COOLING/dp/B073SLRQLN/ref=sr_1_10?ie=UTF8&amp;qid=1519264524&amp;sr=8-10&amp;keywords=tesla+nvidia</text:span></text:a></text:p>
      <text:p text:style-name="P6"/>
      <text:p text:style-name="P6"/>
      <text:p text:style-name="P2"/>
      <text:p text:style-name="P3">设备名称:　单价１０万元以下购置设备</text:p>
      <text:p text:style-name="P3">设备分类：A </text:p>
      <text:p text:style-name="P3">单价: 10710元/件</text:p>
      <text:p text:style-name="P3">数量: 10</text:p>
      <text:p text:style-name="P3">金额:107100元</text:p>
      <text:p text:style-name="P3">设备类别：计算机工作站</text:p>
      <text:p text:style-name="P4"><text:span text:style-name="T1">购置设备型号：　</text:span><text:span text:style-name="T22">ThinkStation P910 Tower Workstation</text:span></text:p>
      <text:p text:style-name="P10"><text:line-break/></text:p>
      <text:p text:style-name="P3"/>
      <text:p text:style-name="P6">购置设备生产<text:span text:style-name="T1">国别与地区：美国加州</text:span></text:p>
      <text:p text:style-name="P6">主要性能技术指标:内存大小, 硬盘大小, 计算速度</text:p>
      <text:p text:style-name="P6">用途与研究任务的关系<text:span text:style-name="T1">：针对大数据处理的相关研究工作, 使用较多台高性能台式计算机联网进行并行处理, 可以极大提高效率获得更好的结果. </text:span></text:p>
      <text:p text:style-name="P6">资金来源:专项经费</text:p>
      <text:p text:style-name="P1"><text:span text:style-name="T31">计算依据: 联想官方网站价格:</text:span><text:a xlink:type="simple" xlink:href="https://www3.lenovo.com/us/en/workstations-thinkstation-p-series/thinkstation-p-series-towers/ThinkStation-P910-Tower/p/33TS3TPP910"><text:span text:style-name="T32">https://www3.lenovo.com/us/en/workstations-thinkstation-p-series/thinkstation-p-series-towers/ThinkStation-P910-Tower/p/33TS3TPP910</text:span></text:a></text:p>
      <text:p text:style-name="P6"/>
      <text:p text:style-name="P7">差旅费:</text:p>
      <text:p text:style-name="P8">时间: ０６／１８／２０１８－０６／２２／２０１８</text:p>
      <text:p text:style-name="P8">地点: 美国盐湖城</text:p>
      <text:p text:style-name="P5"><text:span text:style-name="T33">会议名称:　</text:span><text:span text:style-name="T9">国际计算机视觉与模式识别会议</text:span><text:span text:style-name="T10">（CVPR）</text:span></text:p>
      <text:p text:style-name="P8">与会人数: ２</text:p>
      <text:p text:style-name="P5"><text:span text:style-name="T33">相关性和必要性:CVPR</text:span><text:span text:style-name="T15">是由</text:span><text:span text:style-name="T17">IEEE</text:span><text:span text:style-name="T15">举办的计算机视觉和模式识别领域的顶级会议,</text:span><text:span text:style-name="T16">具有</text:span><text:span text:style-name="T15">很强的影响力和业界知名度</text:span><text:span text:style-name="T16">，　参加该会议对于本次课题具有积极的指导意义，同时也可以加强同行之间的交流与合作．</text:span></text:p>
      <text:p text:style-name="P8">单价：５０００元／人</text:p>
      <text:p text:style-name="P8">总额：　１００００元／人</text:p>
      <text:p text:style-name="P8">计算依据：　<text:a xlink:type="simple" xlink:href="http://cvpr2018.thecvf.com/attend/registration">http://cvpr2018.thecvf.com/attend/registration</text:a></text:p>
      <text:p text:style-name="P8"/>
      <text:p text:style-name="P9"><text:soft-page-break/>项目非劳务预算共计<text:span text:style-name="T40">：100800+107100+10000=217900元</text:span></text:p>
      <text:p text:style-name="P9">项劳务预算共计<text:span text:style-name="T40">：300000-217900=82100元</text:span>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mazon Ember" svg:font-family="'Amazon Ember', Arial, sans-serif"/>
    <style:font-face style:name="Lato" svg:font-family="Lato, Arial, Helvetica, sans-serif"/>
    <style:font-face style:name="Roboto" svg:font-family="Roboto, arial, sans-serif"/>
    <style:font-face style:name="arial" svg:font-family="arial, sans-serif"/>
    <style:font-face style:name="FreeSans1" svg:font-family="FreeSans" style:font-family-generic="swiss"/>
    <style:font-face style:name="AR PL UKai CN" svg:font-family="'AR PL UKai CN'" style:font-pitch="variable"/>
    <style:font-face style:name="AR PL UKai TW" svg:font-family="'AR PL UKai TW'" style:font-pitch="variable"/>
    <style:font-face style:name="AR PL UMing CN" svg:font-family="'AR PL UMing CN'" style:font-pitch="variable"/>
    <style:font-face style:name="Ubuntu" svg:font-family="Ubuntu" style:font-pitch="variable"/>
    <style:font-face style:name="宋体" svg:font-family="宋体" style:font-pitch="variable"/>
    <style:font-face style:name="黑体" svg:font-family="黑体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1T20:56:57.151032857</meta:creation-date>
    <dc:date>2018-02-21T21:36:25.495161462</dc:date>
    <meta:editing-duration>PT11M35S</meta:editing-duration>
    <meta:editing-cycles>2</meta:editing-cycles>
    <meta:generator>LibreOffice/4.2.8.2$Linux_X86_64 LibreOffice_project/420m0$Build-2</meta:generator>
    <meta:document-statistic meta:table-count="0" meta:image-count="0" meta:object-count="0" meta:page-count="2" meta:paragraph-count="37" meta:word-count="569" meta:character-count="1063" meta:non-whitespace-character-count="1028"/>
  </office:meta>
</office:document-meta>
</file>